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4a38" officeooo:paragraph-rsid="00034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Docker -php-exec-install sock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10:37:26.309484588</meta:creation-date>
    <dc:date>2020-10-23T10:38:04.268079452</dc:date>
    <meta:editing-duration>PT41S</meta:editing-duration>
    <meta:editing-cycles>1</meta:editing-cycles>
    <meta:document-statistic meta:table-count="0" meta:image-count="0" meta:object-count="0" meta:page-count="1" meta:paragraph-count="1" meta:word-count="3" meta:character-count="32" meta:non-whitespace-character-count="30"/>
    <meta:generator>LibreOffice/6.0.7.3$Linux_X86_64 LibreOffice_project/00m0$Build-3</meta:generator>
  </office:meta>
</office:document-meta>
</file>